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635cm" fo:margin-bottom="0.141cm" style:contextual-spacing="false" fo:keep-together="always" fo:keep-with-next="always"/>
    </style:style>
    <style:style style:name="P2" style:family="paragraph" style:parent-style-name="Heading_20_2">
      <style:paragraph-properties fo:margin-top="0.282cm" fo:margin-bottom="0.141cm" style:contextual-spacing="false" fo:keep-together="always" fo:keep-with-next="always"/>
    </style:style>
    <style:style style:name="P3" style:family="paragraph" style:parent-style-name="Normal_20__28_Web_29_">
      <style:paragraph-properties fo:margin-top="0.494cm" fo:margin-bottom="0.494cm" style:contextual-spacing="false"/>
    </style:style>
    <style:style style:name="P4" style:family="paragraph" style:parent-style-name="Heading_20_3">
      <style:paragraph-properties fo:margin-top="0.494cm" fo:margin-bottom="0.494cm" style:contextual-spacing="false"/>
    </style:style>
    <style:style style:name="T1" style:family="text">
      <style:text-properties fo:color="#0f4761" loext:opacity="100%" style:font-name="Arial" fo:font-size="20pt" fo:language="en" fo:country="US" fo:font-weight="normal" style:letter-kerning="false" style:font-name-asian="Times New Roman1" style:font-size-asian="20pt" style:font-weight-asian="normal" style:font-name-complex="Arial1" style:font-size-complex="20pt" style:font-weight-complex="normal">
        <loext:char-complex-color loext:theme-type="accent1" loext:color-type="theme">
          <loext:transformation loext:type="shade" loext:value="2509"/>
        </loext:char-complex-color>
      </style:text-properties>
    </style:style>
    <style:style style:name="T2" style:family="text">
      <style:text-properties fo:color="#0f4761" loext:opacity="100%" style:font-name="Arial" fo:font-size="16pt" fo:language="en" fo:country="US" fo:font-weight="normal" style:font-name-asian="Times New Roman1" style:font-size-asian="16pt" style:font-weight-asian="normal" style:font-name-complex="Arial1" style:font-size-complex="16pt" style:font-weight-complex="normal">
        <loext:char-complex-color loext:theme-type="accent1" loext:color-type="theme">
          <loext:transformation loext:type="shade" loext:value="2509"/>
        </loext:char-complex-color>
      </style:text-properties>
    </style:style>
    <style:style style:name="T3" style:family="text">
      <style:text-properties style:font-name="Arial" fo:language="en" fo:country="US" style:font-name-complex="Arial1"/>
    </style:style>
    <style:style style:name="T4" style:family="text">
      <style:text-properties style:font-name="Arial" fo:language="en" fo:country="US" fo:font-weight="normal" style:font-weight-asian="normal" style:font-name-complex="Arial1" style:font-weight-complex="normal"/>
    </style:style>
    <style:style style:name="T5" style:family="text">
      <style:text-properties style:font-name="Arial" fo:language="en" fo:country="US" style:font-name-asian="Times New Roman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Project: Summarizing and Analyzing Research Papers</text:span><text:span text:style-name="T1"/></text:h>
      <text:h text:style-name="P2" text:outline-level="2" loext:marker-style-name="T2"><text:span text:style-name="T2">Project Submission </text:span><text:span text:style-name="T2"/></text:h>
      <text:p text:style-name="P3" loext:marker-style-name="T3"><text:span text:style-name="Strong_20_Emphasis"><text:span text:style-name="T3">Learner Name</text:span></text:span><text:span text:style-name="T3">: Aryan Trivedi</text:span></text:p>
      <text:p text:style-name="P3" loext:marker-style-name="T3"><text:span text:style-name="Strong_20_Emphasis"><text:span text:style-name="T3">Learner Email</text:span></text:span><text:span text:style-name="T3">: </text:span><text:a xlink:type="simple" xlink:href="mailto:cr7aryan7@gmail.com" text:style-name="Internet_20_link" text:visited-style-name="Visited_20_Internet_20_Link"><text:span text:style-name="Internet_20_link"><text:span text:style-name="T3">cr7aryan7@gmail.com</text:span></text:span></text:a><text:span text:style-name="T3"><text:tab/></text:span></text:p>
      <text:p text:style-name="P3" loext:marker-style-name="T3"><text:span text:style-name="Strong_20_Emphasis"><text:span text:style-name="T3">Topic</text:span></text:span><text:span text:style-name="T3">: </text:span><text:span text:style-name="Strong_20_Emphasis"><text:span text:style-name="T4">Agricultural Science</text:span></text:span><text:span text:style-name="T3"> </text:span></text:p>
      <text:p text:style-name="P3" loext:marker-style-name="T3"><text:span text:style-name="Strong_20_Emphasis"><text:span text:style-name="T3">Research Paper</text:span></text:span><text:span text:style-name="T3">: </text:span><text:a xlink:type="simple" xlink:href="https://www.researchgate.net/publication/279455165_Agriculture_Sustainable" text:style-name="Internet_20_link" text:visited-style-name="Visited_20_Internet_20_Link"><text:span text:style-name="Internet_20_link"><text:span text:style-name="T3">Agriculture, Sustainable</text:span></text:span></text:a></text:p>
      <text:h text:style-name="P4" text:outline-level="3" loext:marker-style-name="T5"><text:span text:style-name="T5">Initial Prompt</text:span><text:span text:style-name="T5"/></text:h>
      <text:p text:style-name="P3" loext:marker-style-name="T3"><text:span text:style-name="Strong_20_Emphasis"><text:span text:style-name="T3">Description (50 words max)</text:span></text:span><text:span text:style-name="T3">: “Please prepare me a summary of the given Research Paper on Agricultural Sustainability. (100 words max)” </text:span></text:p>
      <text:p text:style-name="P3" loext:marker-style-name="T3"><text:span text:style-name="T3">It is a directive prompt, open ended in nature. It is allowing LLM to generate a response with out any restrictions. </text:span><text:span text:style-name="T3"/></text:p>
      <text:p text:style-name="P3" loext:marker-style-name="T3"><text:span text:style-name="Strong_20_Emphasis"><text:span text:style-name="T3">Generated Summary (100 words max)</text:span></text:span><text:span text:style-name="T3">: The research paper on agricultural sustainability explores the evolution and principles of sustainable agriculture, emphasizing the need for practices that are economically viable, environmentally safe, and socially acceptable. It highlights the historical development of the concept, rooted in both ecological and philosophical thought. The paper outlines sustainable practices such as resource conservation, ecosystem services, and multifunctional cropping systems like bush-fallow rotation. It also stresses the need for a balance between technological advances and environmental stewardship to ensure long-term agricultural productivity and resilience.</text:span></text:p>
      <text:h text:style-name="P4" text:outline-level="3" loext:marker-style-name="T5"><text:span text:style-name="T5">Iteration 1</text:span><text:span text:style-name="T5"/></text:h>
      <text:p text:style-name="P3" loext:marker-style-name="T3"><text:span text:style-name="Strong_20_Emphasis"><text:span text:style-name="T3">Description (50 words max)</text:span></text:span><text:span text:style-name="T3">: “Generate a summary on parts of the paper which deal with historical development, ecological and philosophical thought and anything else other than technical aspects and ways to practice sustainable agriculture. (100 words max)”</text:span></text:p>
      <text:p text:style-name="P3" loext:marker-style-name="T3"><text:span text:style-name="T3">Prompted to focus on certain parts of given input data.</text:span><text:span text:style-name="T3"/></text:p>
      <text:p text:style-name="P3" loext:marker-style-name="T3"><text:span text:style-name="Strong_20_Emphasis"><text:span text:style-name="T3">Generated Summary (100 words max)</text:span></text:span><text:span text:style-name="T3">: The paper traces the historical development of sustainable agriculture to the early 1980s, influenced by critics of conventional farming like Wes Jackson and rooted in the writings of John Locke, Thomas Jefferson, and Wendell Berry. Philosophical ideas about land ownership, personal responsibility, and connectedness to the ecosystem shaped the vision of sustainable agriculture. Influences from conservationists like Aldo Leopold and writers such as Edward Faulkner further strengthened the movement, emphasizing </text:span><text:soft-page-break/><text:span text:style-name="T3">the relationship between soil health, biodiversity, and human well-being. The ecological focus advocates for holistic management, integrating natural cycles into agricultural systems.</text:span></text:p>
      <text:h text:style-name="P4" text:outline-level="3" loext:marker-style-name="T5"><text:span text:style-name="T5">Iteration 2</text:span><text:span text:style-name="T5"/></text:h>
      <text:p text:style-name="P3" loext:marker-style-name="T3"><text:span text:style-name="Strong_20_Emphasis"><text:span text:style-name="T3">Description (50 words max)</text:span></text:span><text:span text:style-name="T3">: “Generate a summary on the remaining portions of the paper, not discussed in the previous prompt. (100 words max)”</text:span></text:p>
      <text:p text:style-name="P3" loext:marker-style-name="T3"><text:span text:style-name="T3">Iterated on my previous prompt. Guided LLM to make use of it’s contextual abilities.</text:span><text:span text:style-name="T3"/></text:p>
      <text:p text:style-name="P3" loext:marker-style-name="T3"><text:span text:style-name="Strong_20_Emphasis"><text:span text:style-name="T3">Generated Summary (100 words max)</text:span></text:span><text:span text:style-name="T3">: The remaining portions of the paper focus on the technical and practical aspects of sustainable agriculture. It discusses key elements like resource conservation, ecosystem services, and indicators of sustainability. Practices such as conservation tillage, crop rotations, and mixed farming systems are highlighted for enhancing soil health and reducing reliance on external inputs. The paper also explores the challenges of scaling these practices and balancing trade-offs between productivity and environmental impact. Examples include bush-fallow systems and multifunctional agriculture, which integrate crops, trees, and livestock to optimize ecosystem services and resilience.</text:span></text:p>
      <text:h text:style-name="P4" text:outline-level="3" loext:marker-style-name="T5"><text:span text:style-name="T5">Final Prompt</text:span><text:span text:style-name="T5"/></text:h>
      <text:p text:style-name="P3" loext:marker-style-name="T3"><text:span text:style-name="Strong_20_Emphasis"><text:span text:style-name="T3">Description (50 words max)</text:span></text:span><text:span text:style-name="T3">: “Create a point wise summary listing all the highlights and important information shared, in the order they appear in the Research Paper. (100 word max)” </text:span></text:p>
      <text:p text:style-name="P3" loext:marker-style-name="T3"><text:span text:style-name="T3">Adjusted the output format to my liking. Points are easier for me understand.</text:span><text:span text:style-name="T3"/></text:p>
      <text:p text:style-name="P3" loext:marker-style-name="T3"><text:span text:style-name="Strong_20_Emphasis"><text:span text:style-name="T3">Generated Summary (100 words max)</text:span></text:span><text:span text:style-name="T3">: </text:span></text:p>
      <text:p text:style-name="P3" loext:marker-style-name="T3"><text:span text:style-name="T3">1. Definition of Sustainable Agriculture: Economically viable, environmentally safe, and socially acceptable practices. <text:s/><text:line-break/>2. Elements of Sustainability: Scale-dependent, considering economic, environmental, and social costs. <text:s/><text:line-break/>3. Historical Development: Rooted in the 1980s, influenced by Wes Jackson, John Locke, and Wendell Berry. <text:s/><text:line-break/>4. Philosophical Thought: Focuses on ecological literacy and connectedness. <text:s/><text:line-break/>5. Indicators of Sustainability: Economically viable, environmentally safe, and resource-conserving systems. <text:s/><text:line-break/>6. Resource Conservation: Emphasizes soil organic matter. <text:s/><text:line-break/>7. Ecosystem Services: Provisioning, regulating, and cultural services. <text:s/><text:line-break/>8. Sustainable Cropping Systems: Bush-fallow rotation and multifunctional agriculture.</text:span><text:span text:style-name="T3"/></text:p>
      <text:h text:style-name="P4" text:outline-level="3" loext:marker-style-name="T5"><text:span text:style-name="T5">Insights and Applications</text:span><text:span text:style-name="T5"/></text:h>
      <text:p text:style-name="P3" loext:marker-style-name="T3"><text:span text:style-name="Strong_20_Emphasis"><text:span text:style-name="T3">Key Insights (150 words max)</text:span></text:span><text:span text:style-name="T3">: The research paper highlights sustainable agriculture as practices that balance economic viability, environmental safety, and social acceptance. It emphasizes that sustainability must be evaluated on multiple </text:span><text:soft-page-break/><text:span text:style-name="T3">scales, from local farms to global systems, considering both short-term and long-term costs. Key historical and philosophical influences on sustainable agriculture include figures like Wes Jackson, who advocated for ecological literacy and connectedness to the land. The paper also underscores the importance of resource conservation, especially soil organic matter, to ensure long-term productivity. Ecosystem services—such as nutrient cycling, pollination, and pest regulation—are integral to sustainable farming systems. Examples like bush-fallow rotation and multifunctional agriculture demonstrate how integrating biodiversity, crops, and livestock can enhance resilience and sustainability in agricultural practices. </text:span></text:p>
      <text:p text:style-name="P3" loext:marker-style-name="T3"><text:span text:style-name="Strong_20_Emphasis"><text:span text:style-name="T3">Potential Applications (150 words max)</text:span></text:span><text:span text:style-name="T3">: The research findings on sustainable agriculture have significant applications for modern farming practices. Integrating biodiversity through crop rotations, agroforestry, and livestock farming can enhance soil health, reduce dependency on chemical inputs, and improve resilience to climate change. These practices can be applied to smallholder farms and large-scale operations alike, promoting resource conservation and reducing environmental degradation. Policymakers can use these insights to develop agricultural policies that encourage ecosystem-based management, including incentives for farmers who provide ecosystem services like carbon sequestration and water conservation. Additionally, these findings support the growing global movement towards organic and regenerative agriculture, helping to address food security challenges while minimizing environmental impacts. The principles of sustainable agriculture can also guide the development of urban farming and community-supported agriculture, fostering local food systems and enhancing rural livelihoods.</text:span></text:p>
      <text:h text:style-name="P4" text:outline-level="3" loext:marker-style-name="T5"><text:span text:style-name="T5">Evaluation</text:span><text:span text:style-name="T5"/></text:h>
      <text:p text:style-name="P3" loext:marker-style-name="T3"><text:span text:style-name="Strong_20_Emphasis"><text:span text:style-name="T3">Clarity (50 words max)</text:span></text:span><text:span text:style-name="T3">: Clarity of the responses generated was top notch. I had no problem in comprehending what was being generated. I have to preface this information with the fact that I have been using various LLM’s for quite some time and become well versed with them. This may affect the finding when compared to a new user.</text:span></text:p>
      <text:p text:style-name="P3" loext:marker-style-name="T3"><text:span text:style-name="Strong_20_Emphasis"><text:span text:style-name="T3">Accuracy (50 words max)</text:span></text:span><text:span text:style-name="T3">: Due to the paper being concise I was able to go through it beforehand. This help me quite a lot in evaluating the responses on these parameters. The paper itself was very well structured and the I have no doubt that the responses generated were accurate to the ‘t’.</text:span></text:p>
      <text:p text:style-name="P3" loext:marker-style-name="T3"><text:span text:style-name="Strong_20_Emphasis"><text:span text:style-name="T3">Relevance (50 words max)</text:span></text:span><text:span text:style-name="T3">: The methodical way this paper approaches the topic of sustainable agriculture is top notch. The ideologies and other aspects that this paper goes though, set in the right state of mind and thinking before it delves into some technical side of practices. Considering that the input material already so so appropriately reflects on such broad topics, the responses generated by to a great extent very relevant.</text:span></text:p>
      <text:h text:style-name="P4" text:outline-level="3" loext:marker-style-name="T5"><text:span text:style-name="T5">Reflections</text:span><text:span text:style-name="T5"/></text:h>
      <text:p text:style-name="P3" loext:marker-style-name="T3"><text:span text:style-name="Strong_20_Emphasis"><text:span text:style-name="T3">(250 words max)</text:span></text:span><text:span text:style-name="T3">: Having gone through the course. I can say that small, doable chunks of information are much more suited to me, rather than getting the whole </text:span><text:soft-page-break/><text:span text:style-name="T3">theory in one go. The structure of the course is a bit offsetting due to some topics being repeated.</text:span></text:p>
      <text:p text:style-name="P3" loext:marker-style-name="T3"><text:span text:style-name="T3">The length of the course played a major part in me completing it wholeheartedly. I was able to gauge the length after completing the first module and it gave me motivation to go through this course. Overall I would say it was a good learning experience.</text:span><text:span text:style-name="T3"/></text:p>
      <text:p text:style-name="P3" loext:marker-style-name="T3"><text:span text:style-name="T3">Particularly I didn’t face any challenges as such, this was due to the multiple factors one being that I was already quite familiar with the information provided in the course. On top of that I make great use of LLM’s in general while studying and preparing for exams. So that made the final assignment a breeze.</text:span><text:span text:style-name="T3"/></text:p>
      <text:p text:style-name="P3" loext:marker-style-name="T3"><text:span text:style-name="T3">Knowing a lot about the course beforehand definitely did not take away all the insights that could have been generated. I still had some moments of eureka specially in cases where the course gave formal names to actions of stuff that I did know before but didn’t know what to call them or how to explain them. It was great fun learning all the various analogies that were mentioned in almost every module of the course. The best part about the whole course was exploring how are they going to explain that topic with a real life example.</text:span><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n" fo:country="IN" style:letter-kerning="false" style:font-name-asian="F"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style:text-properties fo:color="#333333" loext:opacity="100%" fo:font-size="24pt" fo:font-weight="bold" style:letter-kerning="true" style:font-size-asian="24pt" style:font-weight-asian="bold" style:font-size-complex="24pt" style:font-weight-complex="bold"/>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style:text-properties fo:color="#333333" loext:opacity="100%" fo:font-size="18pt" fo:font-weight="bold" style:font-size-asian="18pt" style:font-weight-asian="bold" style:font-size-complex="18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style:text-properties fo:color="#333333" loext:opacity="100%" fo:font-size="13.5pt" fo:font-weight="bold" style:font-size-asian="13.5pt" style:font-weight-asian="bold"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494cm" fo:margin-bottom="0.494cm" style:contextual-spacing="false"/>
      <style:text-properties fo:color="#333333" loext:opacity="100%" fo:font-weight="bold" style:font-weight-asian="bold" style:font-weight-complex="bold"/>
    </style:style>
    <style:style style:name="Heading_20_5" style:display-name="Heading 5" style:family="paragraph" style:parent-style-name="Standard" loext:linked-style-name="Heading_20_5_20_Char" style:default-outline-level="5" style:list-style-name="" style:class="text">
      <style:paragraph-properties fo:margin-top="0.494cm" fo:margin-bottom="0.494cm" style:contextual-spacing="false"/>
      <style:text-properties fo:color="#333333" loext:opacity="100%" fo:font-size="10pt" fo:font-weight="bold" style:font-size-asian="10pt" style:font-weight-asian="bold" style:font-size-complex="10pt" style:font-weight-complex="bold"/>
    </style:style>
    <style:style style:name="Heading_20_6" style:display-name="Heading 6" style:family="paragraph" style:parent-style-name="Standard" loext:linked-style-name="Heading_20_6_20_Char" style:default-outline-level="6" style:list-style-name="" style:class="text">
      <style:paragraph-properties fo:margin-top="0.494cm" fo:margin-bottom="0.494cm" style:contextual-spacing="false"/>
      <style:text-properties fo:color="#333333" loext:opacity="100%" fo:font-size="7.5pt" fo:font-weight="bold" style:font-size-asian="7.5pt" style:font-weight-asian="bold" style:font-size-complex="7.5pt" style:font-weight-complex="bold"/>
    </style:style>
    <style:style style:name="msonormal" style:family="paragraph" style:parent-style-name="Standard">
      <style:paragraph-properties fo:margin-top="0.494cm" fo:margin-bottom="0.494cm" style:contextual-spacing="false"/>
    </style:style>
    <style:style style:name="container" style:family="paragraph" style:parent-style-name="Standard">
      <style:paragraph-properties fo:margin-top="0.494cm" fo:margin-bottom="0.494cm" style:contextual-spacing="false"/>
    </style:style>
    <style:style style:name="section" style:family="paragraph" style:parent-style-name="Standard">
      <style:paragraph-properties fo:margin-top="0.494cm" fo:margin-bottom="0.529cm" style:contextual-spacing="false"/>
    </style:style>
    <style:style style:name="Normal_20__28_Web_29_" style:display-name="Normal (Web)" style:family="paragraph" style:parent-style-name="Standard">
      <style:paragraph-properties fo:margin-top="0.494cm" fo:margin-bottom="0.494cm" style:contextual-spacing="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ptos" fo:font-family="Aptos"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ptos" fo:font-family="Aptos"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dark1" loext:color-type="theme">
          <loext:transformation loext:type="tint" loext:value="3490"/>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pitch="variable" fo:font-size="10pt" style:font-name-asian="F" style:font-family-generic-asian="system" style:font-pitch-asian="variable"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ListLabel_20_1" style:display-name="ListLabel 1" style:family="text">
      <style:text-properties style:font-name="Arial" fo:font-family="Arial" style:font-family-generic="swiss" style:font-pitch="variable" fo:language="en" fo:country="US"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aper-tray-name=""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1T10:13:00</meta:creation-date>
    <meta:initial-creator>Vikas Gupta</meta:initial-creator>
    <dc:language>en-IN</dc:language>
    <dc:date>2024-09-12T10:53:45</dc:date>
    <meta:editing-cycles>8</meta:editing-cycles>
    <dc:title>Summarizing and Analyzing Research Papers Project</dc:title>
    <meta:editing-duration>PT30M</meta:editing-duration>
    <meta:generator>LibreOffice/24.8.0.3$Windows_X86_64 LibreOffice_project/0bdf1299c94fe897b119f97f3c613e9dca6be583</meta:generator>
    <meta:document-statistic meta:table-count="0" meta:image-count="0" meta:object-count="0" meta:page-count="4" meta:paragraph-count="35" meta:word-count="1255" meta:character-count="8741" meta:non-whitespace-character-count="7501"/>
    <meta:user-defined meta:name="AppVersion">15.0000</meta:user-defined>
    <meta:template xlink:type="simple" xlink:actuate="onRequest" xlink:title="Normal.dotm" xlink:href=""/>
  </office:meta>
</office:document-meta>
</file>